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( ThrowingSupplier &lt; T &gt;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( ThrowingSupplier &lt; T &gt; supplier , BiFunction &lt; String , Exception , RuntimeException &gt; exception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( BiFunction &lt; String , Exception , RuntimeException &gt; exception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t( BiFunction &lt; String , Exception , RuntimeException &gt; exceptionWrap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